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cm" fo:min-width="11.1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cm" fo:min-width="9.7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5.0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8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999cm" fo:min-width="9.7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833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1.1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9.7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0.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9.4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1"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ourier1"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1.7cm" svg:height="5.3cm" svg:x="0.1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.3cm" svg:height="2.3cm" svg:x="14cm" svg:y="2.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2.6cm" svg:height="5.318cm" svg:x="0cm" svg:y="2.6cm">
            <draw:text-box>
              <text:p><text:span text:style-name="T1">int nb_max =10 ;</text:span></text:p>
              <text:p><text:span text:style-name="T1"/></text:p>
              <text:p><text:span text:style-name="T1">void main( )</text:span></text:p>
              <text:p><text:span text:style-name="T1">{ </text:span></text:p>
              <text:p><text:span text:style-name="T1">int i;</text:span></text:p>
              <text:p><text:span text:style-name="T1">for (i=0;i&lt;10;i++)</text:span></text:p>
              <text:p><text:span text:style-name="T1"><text:s text:c="2"/></text:span><text:span text:style-name="T1">afficher(i);</text:span></text:p>
              <text:p><text:span text:style-name="T1">}</text:span></text:p>
            </draw:text-box>
          </draw:frame>
          <draw:frame draw:style-name="gr4" draw:text-style-name="P2" draw:layer="layout" svg:width="10.6cm" svg:height="2.235cm" svg:x="13.872cm" svg:y="2.225cm">
            <draw:text-box>
              <text:p><text:span text:style-name="T1"/></text:p>
              <text:p><text:span text:style-name="T1">void afficher(int e) {</text:span></text:p>
              <text:p><text:span text:style-name="T1"><text:s text:c="2"/></text:span><text:span text:style-name="T1">ecrireInt(e);</text:span></text:p>
              <text:p><text:span text:style-name="T1">} </text:span></text:p>
            </draw:text-box>
          </draw:frame>
          <draw:custom-shape draw:style-name="gr5" draw:text-style-name="P1" draw:layer="layout" svg:width="10.3cm" svg:height="2.299cm" svg:x="14.1cm" svg:y="9.4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9.9cm" svg:height="2.45cm" svg:x="14cm" svg:y="9.45cm">
            <draw:text-box>
              <text:p><text:span text:style-name="T1"/></text:p>
              <text:p><text:span text:style-name="T1">void afficher(int e) {</text:span></text:p>
              <text:p><text:span text:style-name="T1"><text:s text:c="2"/></text:span><text:span text:style-name="T1">ecrireInt(e);</text:span></text:p>
              <text:p><text:span text:style-name="T1">} </text:span></text:p>
            </draw:text-box>
          </draw:frame>
          <draw:line draw:style-name="gr7" draw:text-style-name="P1" draw:layer="layout" svg:x1="4.5cm" svg:y1="5.8cm" svg:x2="13.8cm" svg:y2="2.6cm">
            <text:p/>
          </draw:line>
          <draw:line draw:style-name="gr7" draw:text-style-name="P1" draw:layer="layout" svg:x1="4.8cm" svg:y1="6.1cm" svg:x2="13.9cm" svg:y2="10.2cm">
            <text:p/>
          </draw:line>
          <draw:line draw:style-name="gr8" draw:text-style-name="P1" draw:layer="layout" svg:x1="4.7cm" svg:y1="5.9cm" svg:x2="13.7cm" svg:y2="3.5cm">
            <text:p/>
          </draw:line>
          <draw:line draw:style-name="gr8" draw:text-style-name="P1" draw:layer="layout" svg:x1="4.4cm" svg:y1="6.1cm" svg:x2="13.7cm" svg:y2="10.8cm">
            <text:p/>
          </draw:line>
          <draw:frame draw:style-name="gr9" draw:text-style-name="P3" draw:layer="layout" svg:width="0.9cm" svg:height="3.083cm" svg:x="18.4cm" svg:y="4.5cm">
            <draw:text-box>
              <text:p><text:span text:style-name="T2">.</text:span></text:p>
              <text:p><text:span text:style-name="T2">.</text:span></text:p>
              <text:p><text:span text:style-name="T2">.</text:span></text:p>
            </draw:text-box>
          </draw:frame>
          <draw:custom-shape draw:style-name="gr10" draw:text-style-name="P1" draw:layer="layout" svg:width="11.7cm" svg:height="2cm" svg:x="0.1cm" svg:y="0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0.3cm" svg:height="2cm" svg:x="14cm" svg:y="0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0.3cm" svg:height="2cm" svg:x="14.1cm" svg:y="7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5cm" svg:height="1.4cm" svg:x="0.9cm" svg:y="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5cm" svg:height="1.4cm" svg:x="14.5cm" svg:y="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5cm" svg:height="1.4cm" svg:x="14.7cm" svg:y="7.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1.5cm" svg:height="1.2cm" svg:x="2.4cm" svg:y="1.2cm">
            <draw:text-box>
              <text:p><text:span text:style-name="T1">i</text:span></text:p>
            </draw:text-box>
          </draw:frame>
          <draw:frame draw:style-name="gr13" draw:text-style-name="P2" draw:layer="layout" svg:width="1.5cm" svg:height="1.2cm" svg:x="16.1cm" svg:y="1.3cm">
            <draw:text-box>
              <text:p><text:span text:style-name="T1">e</text:span></text:p>
            </draw:text-box>
          </draw:frame>
          <draw:frame draw:style-name="gr13" draw:text-style-name="P2" draw:layer="layout" svg:width="1.5cm" svg:height="1.2cm" svg:x="16.3cm" svg:y="8.6cm">
            <draw:text-box>
              <text:p><text:span text:style-name="T1">e</text:span></text:p>
            </draw:text-box>
          </draw:frame>
          <draw:custom-shape draw:style-name="gr12" draw:text-style-name="P1" draw:layer="layout" svg:width="1.5cm" svg:height="1.4cm" svg:x="0.7cm" svg:y="9.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4.4cm" svg:height="1.2cm" svg:x="2.2cm" svg:y="10.4cm">
            <draw:text-box>
              <text:p><text:span text:style-name="T1">nb_max</text:span></text:p>
            </draw:text-box>
          </draw:frame>
          <draw:custom-shape draw:style-name="gr14" draw:text-style-name="P1" draw:layer="layout" svg:width="10cm" svg:height="2cm" svg:x="0.4cm" svg:y="9.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2-15T14:15:49.660306654</meta:creation-date>
    <meta:generator>LibreOffice/7.3.7.2$Linux_X86_64 LibreOffice_project/30$Build-2</meta:generator>
    <dc:date>2024-09-15T10:21:36.564663536</dc:date>
    <meta:editing-duration>PT1H17M2S</meta:editing-duration>
    <meta:editing-cycles>7</meta:editing-cycles>
    <meta:document-statistic meta:object-count="24"/>
  </office:meta>
</office:document-meta>
</file>